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erif" svg:font-family="'Georgia\,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1465in"/>
      <style:text-properties style:text-position="0% 100%" style:font-name="Verdana" fo:font-size="10pt" fo:font-weight="normal" officeooo:rsid="00d5acb4" officeooo:paragraph-rsid="0013487c" style:font-size-asian="10pt" style:font-weight-asian="normal" style:font-name-complex="Verdana" style:font-size-complex="10pt" style:font-weight-complex="normal"/>
    </style:style>
    <style:style style:name="P2" style:family="paragraph" style:parent-style-name="Standard">
      <style:text-properties officeooo:rsid="000e3e40" officeooo:paragraph-rsid="0013487c"/>
    </style:style>
    <style:style style:name="P3" style:family="paragraph" style:parent-style-name="Standard">
      <style:paragraph-properties style:line-height-at-least="0.1465in" fo:text-align="start" style:justify-single-word="false"/>
      <style:text-properties fo:font-variant="normal" fo:text-transform="none" fo:color="#000000" style:text-position="super 58%" style:font-name="Times New Roman" fo:font-size="20pt" fo:letter-spacing="normal" fo:font-style="normal" fo:font-weight="bold" officeooo:rsid="0088c0b9" officeooo:paragraph-rsid="0013487c" style:font-size-asian="20pt" style:font-weight-asian="bold" style:font-name-complex="Verdana" style:font-size-complex="20pt" style:font-weight-complex="bold"/>
    </style:style>
    <style:style style:name="P4" style:family="paragraph" style:parent-style-name="Text_20_body">
      <style:text-properties fo:color="#000000" style:text-position="33% 80%" officeooo:paragraph-rsid="0013487c"/>
    </style:style>
    <style:style style:name="P5" style:family="paragraph" style:parent-style-name="Text_20_body">
      <style:paragraph-properties style:line-height-at-least="0.1465in"/>
      <style:text-properties fo:font-size="10pt" officeooo:paragraph-rsid="0013487c"/>
    </style:style>
    <style:style style:name="P6" style:family="paragraph" style:parent-style-name="Text_20_body">
      <style:text-properties fo:font-size="10pt" officeooo:paragraph-rsid="0013487c"/>
    </style:style>
    <style:style style:name="P7" style:family="paragraph" style:parent-style-name="Text_20_body">
      <style:paragraph-properties style:line-height-at-least="0.1465in"/>
      <style:text-properties officeooo:paragraph-rsid="0013487c"/>
    </style:style>
    <style:style style:name="P8" style:family="paragraph" style:parent-style-name="Text_20_body">
      <style:text-properties style:text-position="0% 100%" style:font-name="Times New Roman" fo:font-size="10pt" officeooo:paragraph-rsid="0013487c" style:font-size-asian="10pt" style:font-size-complex="10pt"/>
    </style:style>
    <style:style style:name="P9" style:family="paragraph" style:parent-style-name="Text_20_body">
      <style:paragraph-properties style:line-height-at-least="0.1465in" fo:text-align="start" style:justify-single-word="false"/>
      <style:text-properties fo:font-variant="normal" fo:text-transform="none" fo:color="#000000" style:text-position="super 58%" style:font-name="Times New Roman" fo:font-size="20pt" fo:letter-spacing="normal" fo:font-style="normal" fo:font-weight="bold" officeooo:rsid="0088c0b9" officeooo:paragraph-rsid="0013487c" style:font-size-asian="20pt" style:font-weight-asian="bold" style:font-name-complex="Verdana" style:font-size-complex="20pt" style:font-weight-complex="bold"/>
    </style:style>
    <style:style style:name="P10" style:family="paragraph" style:parent-style-name="Text_20_body">
      <style:text-properties officeooo:paragraph-rsid="0013487c"/>
    </style:style>
    <style:style style:name="P11" style:family="paragraph" style:parent-style-name="Text_20_body">
      <style:paragraph-properties fo:margin-top="0in" fo:margin-bottom="0in" style:contextual-spacing="false" fo:line-height="100%"/>
      <style:text-properties style:font-name="Times New Roman" fo:font-size="10pt" fo:font-weight="bold" officeooo:rsid="015b2f99" officeooo:paragraph-rsid="0013487c" style:font-size-asian="10pt" style:font-weight-asian="bold" style:font-size-complex="10pt" style:font-weight-complex="bold"/>
    </style:style>
    <style:style style:name="P12" style:family="paragraph" style:parent-style-name="Text_20_body">
      <style:paragraph-properties fo:margin-top="0in" fo:margin-bottom="0in" style:contextual-spacing="false"/>
      <style:text-properties style:font-name="Times New Roman" fo:font-size="10pt" fo:font-weight="bold" officeooo:rsid="0013487c" officeooo:paragraph-rsid="0013487c"/>
    </style:style>
    <style:style style:name="P13" style:family="paragraph" style:parent-style-name="Text_20_body">
      <style:paragraph-properties fo:margin-top="0in" fo:margin-bottom="0in" style:contextual-spacing="false"/>
      <style:text-properties style:font-name="Times New Roman" fo:font-size="10pt" fo:font-weight="bold" officeooo:paragraph-rsid="0013487c"/>
    </style:style>
    <style:style style:name="P14" style:family="paragraph" style:parent-style-name="Text_20_body">
      <style:paragraph-properties fo:margin-top="0in" fo:margin-bottom="0in" style:contextual-spacing="false"/>
      <style:text-properties style:font-name="Times New Roman" officeooo:paragraph-rsid="0013487c"/>
    </style:style>
    <style:style style:name="P15" style:family="paragraph" style:parent-style-name="Text_20_body">
      <style:paragraph-properties fo:margin-top="0in" fo:margin-bottom="0in" style:contextual-spacing="false"/>
      <style:text-properties fo:font-size="10pt" officeooo:rsid="0152875c" officeooo:paragraph-rsid="0013487c"/>
    </style:style>
    <style:style style:name="P16" style:family="paragraph" style:parent-style-name="Text_20_body">
      <style:paragraph-properties fo:margin-top="0in" fo:margin-bottom="0in" style:contextual-spacing="false"/>
      <style:text-properties fo:font-size="10pt" fo:font-weight="bold" officeooo:rsid="01610c95" officeooo:paragraph-rsid="0013487c" style:font-weight-asian="bold" style:font-weight-complex="bold"/>
    </style:style>
    <style:style style:name="P17" style:family="paragraph" style:parent-style-name="Text_20_body">
      <style:paragraph-properties fo:margin-top="0in" fo:margin-bottom="0in" style:contextual-spacing="false"/>
      <style:text-properties fo:font-size="10pt" fo:font-weight="bold" officeooo:rsid="0152875c" officeooo:paragraph-rsid="0013487c" style:font-weight-asian="bold" style:font-weight-complex="bold"/>
    </style:style>
    <style:style style:name="P18" style:family="paragraph" style:parent-style-name="Text_20_body">
      <style:paragraph-properties fo:margin-top="0in" fo:margin-bottom="0in" style:contextual-spacing="false"/>
      <style:text-properties fo:font-size="10pt" officeooo:rsid="0162d622" officeooo:paragraph-rsid="0013487c"/>
    </style:style>
    <style:style style:name="P19" style:family="paragraph" style:parent-style-name="Text_20_body">
      <style:paragraph-properties fo:margin-top="0in" fo:margin-bottom="0in" style:contextual-spacing="false"/>
      <style:text-properties fo:font-size="10pt" officeooo:paragraph-rsid="0013487c"/>
    </style:style>
    <style:style style:name="P20" style:family="paragraph" style:parent-style-name="Text_20_body">
      <style:paragraph-properties fo:margin-top="0in" fo:margin-bottom="0in" style:contextual-spacing="false" fo:line-height="100%"/>
      <style:text-properties fo:color="#333333" style:font-name="Times New Roman" fo:font-size="10pt" style:text-underline-style="none" fo:font-weight="normal" officeooo:rsid="01610c95" officeooo:paragraph-rsid="0013487c" style:font-size-asian="10pt" style:font-weight-asian="normal" style:font-size-complex="10pt" style:font-weight-complex="normal"/>
    </style:style>
    <style:style style:name="P21" style:family="paragraph" style:parent-style-name="Text_20_body">
      <style:paragraph-properties fo:margin-top="0in" fo:margin-bottom="0in" style:contextual-spacing="false" fo:line-height="100%"/>
      <style:text-properties fo:color="#333333" style:font-name="Times New Roman" fo:font-size="10pt" style:text-underline-style="none" fo:font-weight="normal" officeooo:rsid="0162d622" officeooo:paragraph-rsid="0013487c" style:font-size-asian="10pt" style:font-weight-asian="normal" style:font-size-complex="10pt" style:font-weight-complex="normal"/>
    </style:style>
    <style:style style:name="P22" style:family="paragraph" style:parent-style-name="Text_20_body">
      <style:paragraph-properties fo:margin-top="0in" fo:margin-bottom="0in" style:contextual-spacing="false" fo:line-height="100%"/>
      <style:text-properties fo:color="#333333" style:font-name="Times New Roman" fo:font-size="10pt" style:text-underline-style="none" fo:font-weight="normal" officeooo:rsid="0164c70e" officeooo:paragraph-rsid="0013487c" style:font-size-asian="10pt" style:font-weight-asian="normal" style:font-size-complex="10pt" style:font-weight-complex="normal"/>
    </style:style>
    <style:style style:name="P23" style:family="paragraph" style:parent-style-name="Text_20_body">
      <style:paragraph-properties fo:margin-top="0in" fo:margin-bottom="0in" style:contextual-spacing="false" fo:line-height="100%"/>
      <style:text-properties fo:color="#333333" style:font-name="Times New Roman" fo:font-size="10pt" style:text-underline-style="none" fo:font-weight="normal" officeooo:rsid="0166a6df" officeooo:paragraph-rsid="0013487c" style:font-size-asian="10pt" style:font-weight-asian="normal" style:font-size-complex="10pt" style:font-weight-complex="normal"/>
    </style:style>
    <style:style style:name="P24" style:family="paragraph" style:parent-style-name="Text_20_body">
      <style:paragraph-properties fo:margin-top="0in" fo:margin-bottom="0in" style:contextual-spacing="false" fo:line-height="100%"/>
      <style:text-properties fo:color="#333333" style:font-name="Times New Roman" fo:font-size="10pt" style:text-underline-style="none" fo:font-weight="normal" officeooo:rsid="0164ee82" officeooo:paragraph-rsid="0013487c" style:font-size-asian="10pt" style:font-weight-asian="normal" style:font-size-complex="10pt" style:font-weight-complex="normal"/>
    </style:style>
    <style:style style:name="P25" style:family="paragraph" style:parent-style-name="Text_20_body">
      <style:paragraph-properties fo:margin-top="0in" fo:margin-bottom="0in" style:contextual-spacing="false" fo:line-height="100%"/>
      <style:text-properties fo:color="#333333" style:font-name="Times New Roman" fo:font-size="10pt" style:text-underline-style="none" fo:font-weight="bold" officeooo:rsid="0162d622" officeooo:paragraph-rsid="0013487c" style:font-size-asian="10pt" style:font-weight-asian="bold" style:font-size-complex="10pt" style:font-weight-complex="bold"/>
    </style:style>
    <style:style style:name="P26" style:family="paragraph" style:parent-style-name="Text_20_body">
      <style:paragraph-properties fo:margin-top="0in" fo:margin-bottom="0in" style:contextual-spacing="false" fo:line-height="100%"/>
      <style:text-properties fo:color="#333333" style:font-name="Times New Roman" fo:font-size="10pt" style:text-underline-style="none" fo:font-weight="bold" officeooo:rsid="0164c70e" officeooo:paragraph-rsid="0013487c" style:font-size-asian="10pt" style:font-weight-asian="bold" style:font-size-complex="10pt" style:font-weight-complex="bold"/>
    </style:style>
    <style:style style:name="P27" style:family="paragraph" style:parent-style-name="Text_20_body">
      <style:paragraph-properties fo:margin-top="0in" fo:margin-bottom="0in" style:contextual-spacing="false" fo:line-height="100%"/>
      <style:text-properties fo:color="#333333" style:font-name="Times New Roman" fo:font-size="10pt" fo:font-weight="bold" officeooo:rsid="015b2f99" officeooo:paragraph-rsid="0013487c" style:font-size-asian="10pt" style:font-weight-asian="bold" style:font-size-complex="10pt" style:font-weight-complex="bold"/>
    </style:style>
    <style:style style:name="P28" style:family="paragraph" style:parent-style-name="Text_20_body">
      <style:paragraph-properties fo:margin-top="0in" fo:margin-bottom="0in" style:contextual-spacing="false"/>
      <style:text-properties fo:color="#333333" fo:font-size="10pt" officeooo:rsid="01542250" officeooo:paragraph-rsid="0013487c"/>
    </style:style>
    <style:style style:name="P29" style:family="paragraph" style:parent-style-name="Text_20_body">
      <style:paragraph-properties fo:margin-top="0in" fo:margin-bottom="0in" style:contextual-spacing="false"/>
      <style:text-properties fo:color="#333333" fo:font-size="10pt" fo:font-weight="bold" officeooo:rsid="015b2f99" officeooo:paragraph-rsid="0013487c" style:font-weight-asian="bold" style:font-weight-complex="bold"/>
    </style:style>
    <style:style style:name="P30" style:family="paragraph" style:parent-style-name="Text_20_body">
      <style:paragraph-properties fo:margin-top="0in" fo:margin-bottom="0in" style:contextual-spacing="false"/>
      <style:text-properties officeooo:paragraph-rsid="0013487c"/>
    </style:style>
    <style:style style:name="P31" style:family="paragraph" style:parent-style-name="Text_20_body" style:list-style-name="L20">
      <style:paragraph-properties fo:margin-top="0in" fo:margin-bottom="0in" style:contextual-spacing="false" fo:line-height="100%"/>
      <style:text-properties fo:color="#333333" style:font-name="Times New Roman" fo:font-size="10pt" officeooo:rsid="01610c95" officeooo:paragraph-rsid="0013487c" style:font-size-asian="10pt" style:font-size-complex="10pt"/>
    </style:style>
    <style:style style:name="P32" style:family="paragraph" style:parent-style-name="Text_20_body" style:list-style-name="L20">
      <style:paragraph-properties fo:margin-top="0in" fo:margin-bottom="0in" style:contextual-spacing="false" fo:line-height="100%"/>
      <style:text-properties fo:color="#333333" style:font-name="Times New Roman" fo:font-size="10pt" officeooo:rsid="0152875c" officeooo:paragraph-rsid="0013487c" style:font-size-asian="10pt" style:font-size-complex="10pt"/>
    </style:style>
    <style:style style:name="P33" style:family="paragraph" style:parent-style-name="Text_20_body" style:list-style-name="L20">
      <style:paragraph-properties fo:margin-top="0in" fo:margin-bottom="0in" style:contextual-spacing="false" fo:line-height="100%"/>
      <style:text-properties fo:color="#333333" style:font-name="Times New Roman" fo:font-size="10pt" style:text-underline-style="none" fo:font-weight="normal" officeooo:rsid="01610c95" officeooo:paragraph-rsid="0013487c" style:font-size-asian="10pt" style:font-weight-asian="normal" style:font-size-complex="10pt" style:font-weight-complex="normal"/>
    </style:style>
    <style:style style:name="P34" style:family="paragraph" style:parent-style-name="Text_20_body" style:list-style-name="L21">
      <style:paragraph-properties fo:margin-top="0in" fo:margin-bottom="0in" style:contextual-spacing="false" fo:line-height="100%"/>
      <style:text-properties fo:color="#333333" style:font-name="Times New Roman" fo:font-size="10pt" style:text-underline-style="none" fo:font-weight="normal" officeooo:rsid="01610c95" officeooo:paragraph-rsid="0013487c" style:font-size-asian="10pt" style:font-weight-asian="normal" style:font-size-complex="10pt" style:font-weight-complex="normal"/>
    </style:style>
    <style:style style:name="P35" style:family="paragraph" style:parent-style-name="Text_20_body" style:list-style-name="L23">
      <style:paragraph-properties fo:margin-top="0in" fo:margin-bottom="0in" style:contextual-spacing="false" fo:line-height="100%"/>
      <style:text-properties fo:color="#333333" style:font-name="Times New Roman" fo:font-size="10pt" style:text-underline-style="none" fo:font-weight="normal" officeooo:rsid="01610c95" officeooo:paragraph-rsid="0013487c" style:font-size-asian="10pt" style:font-weight-asian="normal" style:font-size-complex="10pt" style:font-weight-complex="normal"/>
    </style:style>
    <style:style style:name="P36" style:family="paragraph" style:parent-style-name="Text_20_body" style:list-style-name="L21">
      <style:paragraph-properties fo:margin-top="0in" fo:margin-bottom="0in" style:contextual-spacing="false" fo:line-height="100%"/>
      <style:text-properties fo:color="#333333" style:font-name="Times New Roman" fo:font-size="10pt" style:text-underline-style="none" fo:font-weight="normal" officeooo:rsid="0162d622" officeooo:paragraph-rsid="0013487c" style:font-size-asian="10pt" style:font-weight-asian="normal" style:font-size-complex="10pt" style:font-weight-complex="normal"/>
    </style:style>
    <style:style style:name="P37" style:family="paragraph" style:parent-style-name="Text_20_body" style:list-style-name="L22">
      <style:paragraph-properties fo:margin-top="0in" fo:margin-bottom="0in" style:contextual-spacing="false" fo:line-height="100%"/>
      <style:text-properties fo:color="#333333" style:font-name="Times New Roman" fo:font-size="10pt" style:text-underline-style="none" fo:font-weight="normal" officeooo:rsid="0162d622" officeooo:paragraph-rsid="0013487c" style:font-size-asian="10pt" style:font-weight-asian="normal" style:font-size-complex="10pt" style:font-weight-complex="normal"/>
    </style:style>
    <style:style style:name="P38" style:family="paragraph" style:parent-style-name="Text_20_body" style:list-style-name="L23">
      <style:paragraph-properties fo:margin-top="0in" fo:margin-bottom="0in" style:contextual-spacing="false" fo:line-height="100%"/>
      <style:text-properties fo:color="#333333" style:font-name="Times New Roman" fo:font-size="10pt" style:text-underline-style="none" fo:font-weight="normal" officeooo:rsid="0162d622" officeooo:paragraph-rsid="0013487c" style:font-size-asian="10pt" style:font-weight-asian="normal" style:font-size-complex="10pt" style:font-weight-complex="normal"/>
    </style:style>
    <style:style style:name="P39" style:family="paragraph" style:parent-style-name="Text_20_body" style:list-style-name="L24">
      <style:paragraph-properties fo:margin-top="0in" fo:margin-bottom="0in" style:contextual-spacing="false" fo:line-height="100%"/>
      <style:text-properties fo:color="#333333" style:font-name="Times New Roman" fo:font-size="10pt" style:text-underline-style="none" fo:font-weight="normal" officeooo:rsid="0164c70e" officeooo:paragraph-rsid="0013487c" style:font-size-asian="10pt" style:font-weight-asian="normal" style:font-size-complex="10pt" style:font-weight-complex="normal"/>
    </style:style>
    <style:style style:name="P40" style:family="paragraph" style:parent-style-name="Text_20_body" style:list-style-name="L24">
      <style:paragraph-properties fo:margin-top="0in" fo:margin-bottom="0in" style:contextual-spacing="false" fo:line-height="100%"/>
      <style:text-properties fo:color="#333333" style:font-name="Times New Roman" fo:font-size="10pt" style:text-underline-style="none" fo:font-weight="normal" officeooo:rsid="0166a6df" officeooo:paragraph-rsid="0013487c" style:font-size-asian="10pt" style:font-weight-asian="normal" style:font-size-complex="10pt" style:font-weight-complex="normal"/>
    </style:style>
    <style:style style:name="P41" style:family="paragraph" style:parent-style-name="Text_20_body" style:list-style-name="L25">
      <style:paragraph-properties fo:margin-top="0in" fo:margin-bottom="0in" style:contextual-spacing="false" fo:line-height="100%"/>
      <style:text-properties fo:color="#333333" style:font-name="Times New Roman" fo:font-size="10pt" style:text-underline-style="none" fo:font-weight="normal" officeooo:rsid="0166a6df" officeooo:paragraph-rsid="0013487c" style:font-size-asian="10pt" style:font-weight-asian="normal" style:font-size-complex="10pt" style:font-weight-complex="normal"/>
    </style:style>
    <style:style style:name="P42" style:family="paragraph" style:parent-style-name="Text_20_body" style:list-style-name="L25">
      <style:paragraph-properties fo:margin-top="0in" fo:margin-bottom="0in" style:contextual-spacing="false" fo:line-height="100%"/>
      <style:text-properties fo:color="#333333" style:font-name="Times New Roman" fo:font-size="10pt" style:text-underline-style="none" fo:font-weight="normal" officeooo:rsid="0164ee82" officeooo:paragraph-rsid="0013487c" style:font-size-asian="10pt" style:font-weight-asian="normal" style:font-size-complex="10pt" style:font-weight-complex="normal"/>
    </style:style>
    <style:style style:name="P43" style:family="paragraph" style:parent-style-name="Text_20_body" style:list-style-name="L22">
      <style:paragraph-properties fo:margin-top="0in" fo:margin-bottom="0in" style:contextual-spacing="false" fo:line-height="100%"/>
      <style:text-properties fo:color="#333333" style:font-name="Times New Roman" fo:font-size="10pt" style:text-underline-style="none" fo:font-weight="bold" officeooo:rsid="0162d622" officeooo:paragraph-rsid="0013487c" style:font-size-asian="10pt" style:font-weight-asian="bold" style:font-size-complex="10pt" style:font-weight-complex="bold"/>
    </style:style>
    <style:style style:name="P44" style:family="paragraph" style:parent-style-name="Text_20_body" style:list-style-name="L21">
      <style:paragraph-properties fo:margin-top="0in" fo:margin-bottom="0in" style:contextual-spacing="false" fo:line-height="100%"/>
      <style:text-properties fo:color="#333333" style:font-name="Times New Roman" fo:font-size="10pt" fo:font-weight="bold" officeooo:rsid="0162d622" officeooo:paragraph-rsid="0013487c" style:font-size-asian="10pt" style:font-weight-asian="bold" style:font-size-complex="10pt" style:font-weight-complex="bold"/>
    </style:style>
    <style:style style:name="P45" style:family="paragraph" style:parent-style-name="Text_20_body" style:list-style-name="L20">
      <style:paragraph-properties fo:margin-top="0in" fo:margin-bottom="0in" style:contextual-spacing="false" fo:line-height="100%"/>
      <style:text-properties style:font-name="Times New Roman" fo:font-size="10pt" officeooo:paragraph-rsid="0013487c" style:font-size-asian="10pt" style:font-size-complex="10pt"/>
    </style:style>
    <style:style style:name="P46" style:family="paragraph" style:parent-style-name="Text_20_body" style:list-style-name="L20">
      <style:paragraph-properties fo:margin-top="0in" fo:margin-bottom="0in" style:contextual-spacing="false" fo:line-height="100%"/>
      <style:text-properties style:font-name="Times New Roman" fo:font-size="10pt" officeooo:rsid="0152875c" officeooo:paragraph-rsid="0013487c" style:font-size-asian="10pt" style:font-size-complex="10pt"/>
    </style:style>
    <style:style style:name="P47" style:family="paragraph" style:parent-style-name="Text_20_body" style:list-style-name="L20">
      <style:paragraph-properties fo:margin-top="0in" fo:margin-bottom="0in" style:contextual-spacing="false" fo:line-height="100%"/>
      <style:text-properties fo:color="#363636" style:font-name="Times New Roman" fo:font-size="10pt" officeooo:rsid="0152875c" officeooo:paragraph-rsid="0013487c" style:font-size-asian="10pt" style:font-size-complex="10pt"/>
    </style:style>
    <style:style style:name="P48" style:family="paragraph" style:parent-style-name="Text_20_body" style:list-style-name="L20">
      <style:paragraph-properties fo:margin-top="0in" fo:margin-bottom="0in" style:contextual-spacing="false" fo:line-height="100%"/>
      <style:text-properties fo:color="#272525" style:font-name="Times New Roman" fo:font-size="10pt" officeooo:rsid="01542250" officeooo:paragraph-rsid="0013487c" style:font-size-asian="10pt" style:font-size-complex="10pt"/>
    </style:style>
    <style:style style:name="P49" style:family="paragraph" style:parent-style-name="Text_20_body" style:list-style-name="L20">
      <style:paragraph-properties fo:margin-top="0in" fo:margin-bottom="0in" style:contextual-spacing="false" fo:line-height="100%"/>
      <style:text-properties fo:color="#272525" style:font-name="Times New Roman" fo:font-size="10pt" officeooo:rsid="0152875c" officeooo:paragraph-rsid="0013487c" style:font-size-asian="10pt" style:font-size-complex="10pt"/>
    </style:style>
    <style:style style:name="P50" style:family="paragraph" style:parent-style-name="Text_20_body" style:list-style-name="L20">
      <style:paragraph-properties fo:margin-top="0in" fo:margin-bottom="0in" style:contextual-spacing="false" fo:line-height="100%"/>
      <style:text-properties fo:color="#272525" style:font-name="Times New Roman" fo:font-size="10pt" officeooo:paragraph-rsid="0013487c" style:font-size-asian="10pt" style:font-size-complex="10pt"/>
    </style:style>
    <style:style style:name="P51" style:family="paragraph" style:parent-style-name="Text_20_body" style:list-style-name="L20">
      <style:paragraph-properties fo:margin-top="0in" fo:margin-bottom="0in" style:contextual-spacing="false" fo:line-height="100%"/>
      <style:text-properties fo:color="#000000" style:font-name="Times New Roman" fo:font-size="10pt" officeooo:paragraph-rsid="0013487c" style:font-size-asian="10pt" style:font-size-complex="10pt"/>
    </style:style>
    <style:style style:name="P52" style:family="paragraph">
      <style:paragraph-properties fo:text-align="center"/>
    </style:style>
    <style:style style:name="T1" style:family="text">
      <style:text-properties fo:font-size="10pt"/>
    </style:style>
    <style:style style:name="T2" style:family="text">
      <style:text-properties fo:font-size="10pt" fo:font-weight="bold"/>
    </style:style>
    <style:style style:name="T3" style:family="text">
      <style:text-properties fo:font-size="10pt" fo:font-weight="bold" officeooo:rsid="014e4777"/>
    </style:style>
    <style:style style:name="T4" style:family="text">
      <style:text-properties fo:font-size="10pt" style:font-size-asian="10pt" style:font-size-complex="10pt"/>
    </style:style>
    <style:style style:name="T5" style:family="text">
      <style:text-properties fo:color="#333333"/>
    </style:style>
    <style:style style:name="T6" style:family="text">
      <style:text-properties fo:color="#333333" style:font-name="Georgia\, serif" fo:font-size="9.5pt"/>
    </style:style>
    <style:style style:name="T7" style:family="text">
      <style:text-properties fo:color="#333333" style:font-name="Times New Roman" fo:font-size="10pt" style:font-size-asian="10pt" style:font-size-complex="10pt"/>
    </style:style>
    <style:style style:name="T8" style:family="text">
      <style:text-properties fo:color="#333333" officeooo:rsid="0152875c"/>
    </style:style>
    <style:style style:name="T9" style:family="text">
      <style:text-properties fo:color="#333333" officeooo:rsid="015441d7"/>
    </style:style>
    <style:style style:name="T10" style:family="text">
      <style:text-properties fo:color="#333333" fo:font-weight="normal"/>
    </style:style>
    <style:style style:name="T11" style:family="text">
      <style:text-properties style:font-name="Times New Roman" fo:font-size="10pt" style:font-size-asian="10pt" style:font-size-complex="10pt"/>
    </style:style>
    <style:style style:name="T12" style:family="text">
      <style:text-properties officeooo:rsid="01542250"/>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164a1d8" style:font-weight-asian="normal" style:font-weight-complex="normal"/>
    </style:style>
    <style:style style:name="T17" style:family="text">
      <style:text-properties officeooo:rsid="0162d622"/>
    </style:style>
    <style:style style:name="T18" style:family="text">
      <style:text-properties fo:font-weight="bold" style:font-weight-asian="bold" style:font-weight-complex="bold"/>
    </style:style>
    <style:style style:name="T19" style:family="text">
      <style:text-properties fo:font-weight="bold" officeooo:rsid="0162d622" style:font-weight-asian="bold" style:font-weight-complex="bold"/>
    </style:style>
    <style:style style:name="T20" style:family="text">
      <style:text-properties fo:font-weight="bold" officeooo:rsid="0164ee82" style:font-weight-asian="bold" style:font-weight-complex="bold"/>
    </style:style>
    <style:style style:name="T21" style:family="text">
      <style:text-properties officeooo:rsid="015c7e1c"/>
    </style:style>
    <style:style style:name="T22" style:family="text">
      <style:text-properties officeooo:rsid="015441d7"/>
    </style:style>
    <style:style style:name="T23" style:family="text">
      <style:text-properties fo:color="#272525"/>
    </style:style>
    <style:style style:name="T24" style:family="text">
      <style:text-properties fo:color="#272525" fo:font-style="italic"/>
    </style:style>
    <style:style style:name="T25" style:family="text">
      <style:text-properties fo:color="#272525" officeooo:rsid="0152875c"/>
    </style:style>
    <style:style style:name="T26" style:family="text">
      <style:text-properties fo:color="#272525" officeooo:rsid="01542250"/>
    </style:style>
    <style:style style:name="T27" style:family="text">
      <style:text-properties fo:color="#272525" officeooo:rsid="015441d7"/>
    </style:style>
    <style:style style:name="T28" style:family="text">
      <style:text-properties fo:color="#272525" officeooo:rsid="0150bfa1"/>
    </style:style>
    <style:style style:name="T29" style:family="text">
      <style:text-properties fo:font-weight="normal"/>
    </style:style>
    <style:style style:name="T30" style:family="text">
      <style:text-properties fo:font-variant="normal" fo:text-transform="none"/>
    </style:style>
    <style:style style:name="T31" style:family="text">
      <style:text-properties fo:font-variant="normal" fo:text-transform="none" fo:color="#272525"/>
    </style:style>
    <style:style style:name="T32" style:family="text">
      <style:text-properties fo:font-variant="normal" fo:text-transform="none" fo:color="#272525" officeooo:rsid="015441d7"/>
    </style:style>
    <style:style style:name="T33" style:family="text">
      <style:text-properties fo:color="#000000"/>
    </style:style>
    <style:style style:name="T34" style:family="text">
      <style:text-properties fo:color="#000000" fo:font-size="10pt"/>
    </style:style>
    <style:style style:name="T35" style:family="text">
      <style:text-properties officeooo:rsid="015e7733"/>
    </style:style>
    <style:style style:name="T36" style:family="text">
      <style:text-properties style:text-position="33% 80%" fo:font-size="10pt"/>
    </style:style>
    <style:style style:name="T37" style:family="text">
      <style:text-properties officeooo:rsid="0016bd88"/>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5">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5">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5">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end="Arrow"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01in" svg:stroke-color="#000000" draw:marker-start-width="0.2008in" draw:marker-end-width="0.2008in" draw:fill="none" draw:fill-color="#ffffff" fo:min-height="0.8425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Why Coaching?</text:p>
      <text:p text:style-name="P13"/>
      <text:p text:style-name="P14"><text:span text:style-name="T2">Coaching </text:span><text:span text:style-name="T3">and Students as Active Learners</text:span></text:p>
      <text:p text:style-name="P5"/>
      <text:p text:style-name="P5"><text:tab/>For the most part, students that strive to think mathematically, are unaware of or fail to use the executive <text:span text:style-name="T37">thinking </text:span>skills demonstrated by the expert <text:span text:style-name="T37">when performing mathematical tacks </text:span>. However, it is the case that such skills can be learned as a result of explicit instruction that focuses on metacognitive aspects of mathematical thinking. That instruction takes the form of "coaching," with active interventions as students work on problems. As Barr and Tag states: “If the Instruction Paradigm faculty member is an actor-a sage on a stage-then the Learning Paradigm faculty member is an inter-actor-a coach interacting with a team. If the model in the Instruction Paradigm is that of delivering a lecture, then the model in the Learning Paradigm is that of designing and then playing a team game. A coach not only instructs football players, for <text:s/>example, but also designs football practices and the game plan; he participates in the game itself by sending in plays and making other decisions. The new faculty role goes a step further, <text:s/>however, in that faculty not only design game plans but also create new and better "games," ones that generate more and better learning.</text:p>
      <text:p text:style-name="P5"><text:tab/>My father was a successful high school football coach and counselor in North Carolina. Often dad commented that the best teaching at his school occurred during football practice. Although I played football for dad, I couldn't help but believe that his opinion was jaded by his greatest passion in life, other than family, high school football. During this time, I found that my greatest ability was in math. Later, after teaching for several years and studying mathematics and mathematics education at three universities, I realized that math teachers, or teachers in any subject, could learn important lessons from coaches. Today, most literature on teaching math explicitly refers to “coaching” students rather than “lecturing.” Consider how successful coaches train athletes in most sports: athletes are taught specific drills both individually and in small groups. After the coach demonstrates a skill, athletes practice over and over until the skill is mastered. Other skills are added and connected to previously mastered skills as athletes receive constant feedback. Finally, athletes understand their assignments, play the game (tested), and after competition, film is reviewed by coaches and athletes, errors are corrected and improvement occurs.</text:p>
      <text:p text:style-name="P6"><text:tab/>In contrast, traditional teaching casts students into the role of spectators where teachers are performers. Classroom teachers are often assigned as many as five classes each semester with classes often exceeding 30 students. Teachers are hardly provided time for one-on-one or even small group instruction, and have very limited opportunity for much needed feedback or corrective action to help struggling students. During my early days in the classroom, reviewed the content from the previous day, worked a few homework problems, covered new content for 20 minutes, had the class try a few problems, and finally gave students more homework. Think about it, most of the time I was performing for the students and was the most actively engaged person in classroom. In essence, I was performing for the students and they were on the sidelines. It also begs the question whether I was covering the content and not the students. In contrast, as a coach, dad lectured little, but demonstrated techniques and immediately had teams practice the technique as he and his coaching staff provided feedback. In the classroom the coaching approach would have students actively engaged in learning, and the teacher/coach is on the sidelines, ready to blow the whistle when students were not getting the assignment and making sure that they were understanding the assignment.</text:p>
      <text:p text:style-name="P19"/>
      <text:p text:style-name="P30"><text:span text:style-name="T1"><text:tab/>The goal of the instruction, in this context is to foster Learning to think mathematically as students' develop metacognitive abilities. Learning to think mathematically is no different than learning to think like any expert in any field of activity or knowledge. We want coach quarterbacks to think like quarterbacks, nurses to think like nurses, or psychologist to think like biologist. That is when a psychologist faces a psychological situation, he/she uses their conceptual understanding of the field, and methodically apply critical thinking to eliminate possible diagnosis and ultimately find a valid solution. </text:span><text:span text:style-name="T6">"It </text:span><text:span text:style-name="T7">teaches you how to ask questions so you can get down to the meat of the material. In history class, for example, you would expect your students to think like an historian. I'd begin by asking, ‘How does a historian think? What kinds of questions would a historian ask?' And since it's the social sciences, and you are studying the behavior of human beings, one of the first things you might do is ask, ‘How do human beings react in certain situations?' It's important to understand the way that human beings think or react so you can understand the context of human behavior in history and historical events."</text:span><text:span text:style-name="T11"> There n</text:span><text:span text:style-name="T4">ow exists the base knowledge for the careful, prescriptive characterization of problem solving strategies Schoenfeld, 1992). Ways of achieving the goal in developing mathematical expertise including the following strategies:</text:span></text:p>
      <text:p text:style-name="P15"/>
      <text:p text:style-name="P15"><text:span text:style-name="T12">Strategies for </text:span>coach<text:span text:style-name="T12">ing </text:span></text:p>
      <text:p text:style-name="P15"/>
      <text:p text:style-name="P16">General Practices</text:p>
      <text:list xml:id="list4385468430690411175" text:style-name="L20">
        <text:list-item>
          <text:p text:style-name="P31">Model good thinking, but minimize telling and showing. <text:span text:style-name="T13">Probe</text:span><text:span text:style-name="T14">. </text:span><text:span text:style-name="T15">Talk to the student and listen to her. Be curious about what and how the she thinks. </text:span></text:p>
        </text:list-item>
        <text:list-item>
          <text:p text:style-name="P33"><text:soft-page-break/>Keep a legal pad nearby and record where the student has problems</text:p>
        </text:list-item>
        <text:list-item>
          <text:p text:style-name="P33">Put paper and pencil in the student’s hands and let him/her do the work. Keep the paper and make or perhaps make copies and proved the student with copies – annotate for the students benefit and for feedback. Write down something about the student. Tell what you think; for example, his strengths and weaknesses, what is her level of understanding, in what areas would you prescribe additional practice and what type of practice would you recommend. Place yourself in a clinician role and diagnose. </text:p>
        </text:list-item>
        <text:list-item>
          <text:p text:style-name="P33">Opening Questions:</text:p>
        </text:list-item>
      </text:list>
      <text:list xml:id="list6179864190520027772" text:style-name="L21">
        <text:list-item>
          <text:list>
            <text:list-item>
              <text:p text:style-name="P34">A good place to start is with whatever is currently being taught. Ask what they are studying.</text:p>
            </text:list-item>
            <text:list-item>
              <text:p text:style-name="P36">If you don’t know much about the student, ask some warm-up questions.<text:tab/>Where do you go to school?</text:p>
            </text:list-item>
            <text:list-item>
              <text:p text:style-name="P36">What's your teacher’s name?</text:p>
            </text:list-item>
            <text:list-item>
              <text:p text:style-name="P36">Have you had good math teachers?</text:p>
            </text:list-item>
            <text:list-item>
              <text:p text:style-name="P36">What made them good (bad)?</text:p>
            </text:list-item>
            <text:list-item>
              <text:p text:style-name="P36">How do you like math?</text:p>
            </text:list-item>
            <text:list-item>
              <text:p text:style-name="P36">What is your favorite topic in math?</text:p>
            </text:list-item>
            <text:list-item>
              <text:p text:style-name="P36">What do you think math is?</text:p>
            </text:list-item>
            <text:list-item>
              <text:p text:style-name="P36">Is math useful?</text:p>
            </text:list-item>
            <text:list-item>
              <text:p text:style-name="P36">What can you do with math?</text:p>
            </text:list-item>
            <text:list-item>
              <text:p text:style-name="P44"><text:span text:style-name="T15">Use the student’s response to these question to lead into the discussion Have the student give examples – for instance, if the students favorite topic is addition, have them show you and example – SEE-I the examp</text:span><text:span text:style-name="T16">le</text:span></text:p>
            </text:list-item>
          </text:list>
        </text:list-item>
      </text:list>
      <text:p text:style-name="P21"/>
      <text:list xml:id="list5019440105819253610" text:style-name="L22">
        <text:list-item>
          <text:p text:style-name="P37">Questioning Techniques</text:p>
        </text:list-item>
      </text:list>
      <text:list xml:id="list3820821725890701344" text:style-name="L23">
        <text:list-item>
          <text:p text:style-name="P38">Resist the urge to teach; let the student stew over things and figure them out on their own.</text:p>
        </text:list-item>
        <text:list-item>
          <text:p text:style-name="P38">Do not stop questioning why the student gives a correct answer; ask her why, to explain the solution or to draw a picture that illustrates the solution. Show me. How did you get that? How did you figure that out?</text:p>
        </text:list-item>
        <text:list-item>
          <text:p text:style-name="P38">Do not tell the student that his answer is wrong; asks him he he got the answer, let him discover and correct his own errors. How do you know it's that? Tell me about this. Can you show me another way?</text:p>
        </text:list-item>
        <text:list-item>
          <text:p text:style-name="P38">When the student giver a correct answer, tell her that it is not right or that you do not believe it make her prove that the answer is correct.</text:p>
        </text:list-item>
        <text:list-item>
          <text:p text:style-name="P38">If the student becomes stuck, give clues- not answers. How did you get that? What did you think about first next?</text:p>
        </text:list-item>
        <text:list-item>
          <text:p text:style-name="P38">Ask the student if he knows and can explain any short-cuts. What is addition? Subtraction? Multiplication? What does this mean? What does this stand for?</text:p>
        </text:list-item>
        <text:list-item>
          <text:p text:style-name="P38">Have the student provide illustrations and explanations to questions.</text:p>
        </text:list-item>
        <text:list-item>
          <text:p text:style-name="P38">Ask the student to show the action which the symbols represent using manipulative s and giving explanations. Let them do something symbolically and then explain what they did (what do all those marks mean?) or let them to show you concretely.</text:p>
        </text:list-item>
        <text:list-item>
          <text:p text:style-name="P38">Have the student “check” the answer to a calculation. Do you know how to check to make sure that your answer is correct?</text:p>
        </text:list-item>
        <text:list-item>
          <text:p text:style-name="P35">Show a problem which contains an <text:s/>error and have the student correct it. <text:span text:style-name="T17">How do you know it's not that?</text:span></text:p>
        </text:list-item>
        <text:list-item>
          <text:p text:style-name="P38">Misapply a rule and see if the student catches it. Put the student in a dilemma. Do something incorrectly and let them teach you. Can you explain this to me?</text:p>
        </text:list-item>
        <text:list-item>
          <text:p text:style-name="P38">Question stated procedures and algorithms that the student quotes to you. Why? How do not know? Prove it.</text:p>
        </text:list-item>
      </text:list>
      <text:p text:style-name="P25"/>
      <text:p text:style-name="P22"><text:span text:style-name="T19">S</text:span><text:span text:style-name="T18">uggested Activities:</text:span></text:p>
      <text:p text:style-name="P26"/>
      <text:p text:style-name="P22">Arithmetic Learning:</text:p>
      <text:list xml:id="list6832441165616555139" text:style-name="L24">
        <text:list-item>
          <text:p text:style-name="P39">Use Popsicle sticks to illustrate and explain “carrying” and “borrowing”, showing concretely the meaning of various algorithms.</text:p>
        </text:list-item>
        <text:list-item>
          <text:p text:style-name="P39">Use 10×10 graph paper to illustrate and explain multiplication</text:p>
        </text:list-item>
        <text:list-item>
          <text:p text:style-name="P39">Play with pattern blocks, allow him <text:s/>to so discover the relationship between the pieces. Discuss the concept pf the unit and the fractions represented by the various pieces</text:p>
        </text:list-item>
        <text:list-item>
          <text:p text:style-name="P39">Use multi-base blocks (base 5 and base 10), allow him to discover the relationships between the difference pieces. With the base 10 blocks, allow hie to discover what place value each block represents. Allow the child to manipulate the blocks, group them, form sets, and trade the blocks. Have the child form groups with the blocks and travel to to the next level when appropriate (i.e. trade 10 ones for a ten, etc.); make the child tell you what he is <text:soft-page-break/>trading in what he should receive for what he is giving you. Use the blocks to do multiplication (3 groups of 42) and division (share 24 with 4). </text:p>
        </text:list-item>
        <text:list-item>
          <text:p text:style-name="P40">Monopoly money type games are excellent concrete approaches for teaching carrying operations in addition and place value. Play bank teller with play money – then move toward keeping track of the operations as a precursor to addition algorithms and symbolic meanings.</text:p>
        </text:list-item>
        <text:list-item>
          <text:p text:style-name="P39">Cut different sized of rectangles from a sheet of graph paper, ask the child to tell you what multiplication problem could be illustrated by each. Then cut the rectangle into equal pars and identify the addition problem represented. </text:p>
        </text:list-item>
      </text:list>
      <text:p text:style-name="P22"/>
      <text:p text:style-name="P22"/>
      <text:p text:style-name="P22"><text:tab/><text:tab/>Ask the child to determine how multiplication and addition re related </text:p>
      <text:p text:style-name="P22"><text:tab/><text:tab/>Give the following picture for multiplication:</text:p>
      <text:p text:style-name="P22"/>
      <text:p text:style-name="P22"><draw:frame text:anchor-type="paragraph" draw:z-index="20" draw:style-name="gr7" svg:width="1.5433in" svg:height="0.8634in" svg:x="1.6965in" svg:y="0.061in"><draw:text-box><text:p><text:s text:c="5"/>* <text:s text:c="19"/>*</text:p><text:p>* <text:s text:c="2"/>* <text:s text:c="6"/>* <text:s text:c="10"/>*</text:p><text:p>* <text:s text:c="2"/>* <text:s text:c="6"/>* <text:s text:c="10"/>*</text:p><text:p>* <text:s text:c="2"/>* <text:s text:c="6"/>* <text:s text:c="10"/>* </text:p></draw:text-box></draw:frame></text:p>
      <text:p text:style-name="P22"/>
      <text:p text:style-name="P22"/>
      <text:p text:style-name="P22"/>
      <text:p text:style-name="P22"/>
      <text:p text:style-name="P22"/>
      <text:p text:style-name="P24"/>
      <text:p text:style-name="P24"/>
      <text:p text:style-name="P24"><text:tab/><text:tab/>Ask the child if 3×4 represents the picture. Why?</text:p>
      <text:p text:style-name="P24"><text:tab/><text:tab/>Why not?</text:p>
      <text:p text:style-name="P24"><text:tab/><text:tab/>Then provide the following picture</text:p>
      <text:p text:style-name="P22"/>
      <text:p text:style-name="P22"><draw:frame text:anchor-type="paragraph" draw:z-index="21" draw:style-name="gr7" svg:width="1.5433in" svg:height="0.8634in" svg:x="1.6965in" svg:y="0.061in"><draw:text-box><text:p><text:s text:c="25"/></text:p><text:p>* <text:s text:c="2"/>* <text:s text:c="6"/>* <text:s text:c="6"/>*</text:p><text:p>* <text:s text:c="2"/>* <text:s text:c="6"/>* <text:s text:c="6"/>*</text:p><text:p>* <text:s text:c="2"/>* <text:s text:c="6"/>* <text:s text:c="6"/>* </text:p></draw:text-box></draw:frame><text:tab/><text:tab/><text:tab/><text:tab/></text:p>
      <text:p text:style-name="P22"/>
      <text:p text:style-name="P22"/>
      <text:p text:style-name="P22"/>
      <text:p text:style-name="P22"/>
      <text:p text:style-name="P22"/>
      <text:p text:style-name="P22"/>
      <text:p text:style-name="P24"><text:tab/><text:tab/>Ask the student <text:s/>if 3X4 represents this picture. Why?</text:p>
      <text:p text:style-name="P24"><text:tab/><text:tab/>Why not? What is the difference between the two pictures?</text:p>
      <text:p text:style-name="P24"><text:tab/><text:tab/>What is the “rule” for making a picture to represent 3×5? How do I have to do it?</text:p>
      <text:p text:style-name="P24"/>
      <text:list xml:id="list1351915835715491119" text:style-name="L25">
        <text:list-item>
          <text:p text:style-name="P42">Play a math game or puzzle with them. </text:p>
        </text:list-item>
        <text:list-item>
          <text:p text:style-name="P41">Take a calculator. Ask if they know how to use it for certain operations. Do they use calculators in class for certain operations. Do they use calculators in class or on homework? Do they think they should be allowed to use calculators.</text:p>
        </text:list-item>
        <text:list-item>
          <text:p text:style-name="P41">Cut construction paper into pieces to represent fractions.</text:p>
        </text:list-item>
      </text:list>
      <text:p text:style-name="P23"/>
      <text:list xml:id="list91608811163309" text:continue-list="list5019440105819253610" text:style-name="L22">
        <text:list-header>
          <text:p text:style-name="P43"/>
        </text:list-header>
      </text:list>
      <text:p text:style-name="P20"><text:span text:style-name="T19">ALWAYS REMIMBER IS IT WHAT THE STU</text:span><text:span text:style-name="T20">D</text:span><text:span text:style-name="T19">ENT THINKS THA</text:span><text:span text:style-name="T20">T</text:span><text:span text:style-name="T19"> WE CARE ABOUT</text:span><text:span text:style-name="T18"><text:tab/></text:span></text:p>
      <text:p text:style-name="P17"/>
      <text:p text:style-name="P18"><text:tab/></text:p>
      <text:p text:style-name="P28"><text:tab/></text:p>
      <text:p text:style-name="P29">Questioning</text:p>
      <text:p text:style-name="P29"/>
      <text:list xml:id="list91608814168538" text:continue-list="list4385468430690411175" text:style-name="L20">
        <text:list-item>
          <text:p text:style-name="P33"/>
        </text:list-item>
        <text:list-item>
          <text:p text:style-name="P32">Frame your lessons around essential questions rather than dispensing information</text:p>
        </text:list-item>
        <text:list-item>
          <text:p text:style-name="P32">Use Socratic questioning</text:p>
        </text:list-item>
        <text:list-item>
          <text:p text:style-name="P45">Make tacit processes explicit</text:p>
        </text:list-item>
        <text:list-item>
          <text:p text:style-name="P32"><text:span text:style-name="T12">G</text:span>et students talking about processes;</text:p>
        </text:list-item>
        <text:list-item>
          <text:p text:style-name="P47">Ask students to explain what they are doing as they work through a problem.</text:p>
        </text:list-item>
        <text:list-item>
          <text:p text:style-name="P47">Have students solve problems in small groups, sharing ideas about problem-solving strategies, modeling various approaches for one another, and discussing the merits of each approachable Provide<text:span text:style-name="T21"> worked-out examples of algorithms being applied, and ask students to explain what is happening in each step.</text:span></text:p>
        </text:list-item>
        <text:list-item>
          <text:p text:style-name="P47">Articulate the most pressing question on their mind – <text:span text:style-name="T22">use <text:s/>SEEQ</text:span></text:p>
        </text:list-item>
        <text:list-item>
          <text:p text:style-name="P45"><text:soft-page-break/><text:span text:style-name="T23">Build skill fluency (or symbolic intuition and conceptual understanding. </text:span><text:span text:style-name="T24">Symbolic intuition </text:span><text:span text:style-name="T23">can be defined as knowledge of procedures, how to use the procedures, and using the procedures efficiently. An example of symbolic intuition could be the ability to effectively use mathematical induction in a proving task </text:span><text:span text:style-name="T25">when it is needed; knowing about induction is not enough, and the ability to effectively use induction is actually cognitively</text:span></text:p>
        </text:list-item>
        <text:list-item>
          <text:p text:style-name="P32"><text:span text:style-name="T23">Focus on concepts and skills </text:span><text:span text:style-name="T26">Fundamental and Powerful concepts</text:span></text:p>
        </text:list-item>
        <text:list-item>
          <text:p text:style-name="P45"><text:span text:style-name="T8">As you coach student by modeling the thinking you want students to learn, <text:s/>point out exactly what mover </text:span><text:span text:style-name="T9">you are</text:span><text:span text:style-name="T8"> making with FACT©. Have students observe the question you are asking and the thinking display</text:span><text:span text:style-name="T9">ed</text:span><text:span text:style-name="T8"> and then discuss the move</text:span><text:span text:style-name="T9">s</text:span><text:span text:style-name="T8"> you made. The main point is that </text:span><text:span text:style-name="T9">the</text:span><text:span text:style-name="T8"> primary intention to help students learn to use these “moves” in their thinking while learning and applying content of the course.</text:span></text:p>
        </text:list-item>
        <text:list-item>
          <text:p text:style-name="P32">Well-posed questions probe key aspects of critical thinking, such as: Clarity: Can you give an example?</text:p>
        </text:list-item>
        <text:list-item>
          <text:p text:style-name="P45"><text:span text:style-name="T9">E</text:span>ncourage discussion of behaviors considered important for the internalization of metacognitive skills</text:p>
        </text:list-item>
        <text:list-item>
          <text:p text:style-name="P45"><text:span text:style-name="T22">M</text:span>odel good executive behavior. The following delineates the teacher behaviors stressed in the instruction.</text:p>
        </text:list-item>
        <text:list-item>
          <text:p text:style-name="P45"><text:span text:style-name="T5">Model critical thinking for your students – </text:span><text:span text:style-name="T29">Clarity:</text:span><text:span text:style-name="T10"> Can you give an example? Can you state that in a different way? Can you elaborate on what you've said? Is there another word or phrase that communicates the idea?</text:span></text:p>
        </text:list-item>
        <text:list-item>
          <text:p text:style-name="P45"><text:span text:style-name="T10">Accuracy: </text:span><text:span text:style-name="T5">How can we check to see if that is valid? How do we know that is correct? Where did you get your information? How can we verify or test that?</text:span></text:p>
        </text:list-item>
        <text:list-item>
          <text:p text:style-name="P45"><text:span text:style-name="T10">Depth: </text:span><text:span text:style-name="T5">What factors make this a difficult problem? What are some of the complexities inherent in this problem? What are some of the most significant difficulties we need to deal with?</text:span></text:p>
        </text:list-item>
        <text:list-item>
          <text:p text:style-name="P45"><text:span text:style-name="T10">Relevance: </text:span><text:span text:style-name="T5">How does that relate to the problem? How does that bear on the question? How does that help us with the issue?</text:span></text:p>
        </text:list-item>
        <text:list-item>
          <text:p text:style-name="P45"><text:span text:style-name="T10">Fairness: </text:span><text:span text:style-name="T5">Do you have any vested interest in this issue? Are you sympathetically representing the relevant viewpoints of others?</text:span></text:p>
        </text:list-item>
        <text:list-item>
          <text:p text:style-name="P45">Think about the key concepts involved in the problem</text:p>
        </text:list-item>
        <text:list-item>
          <text:p text:style-name="P48">Focus on clarity – try expressing the problem in a different was, elaborate on the concept, relate it to another problem seen earlier, draw a picture if necessary</text:p>
        </text:list-item>
      </text:list>
      <text:p text:style-name="P11"><text:span text:style-name="T8">F</text:span><text:span text:style-name="T5">ocus on Students Prior Knowledge, Misconceptions, and Reasoning</text:span></text:p>
      <text:list xml:id="list91608825167979" text:continue-numbering="true" text:style-name="L20">
        <text:list-item>
          <text:p text:style-name="P32"><text:span text:style-name="T32">C</text:span><text:span text:style-name="T23">onsider sequencing students’ work, beginning with the</text:span><text:span text:style-name="T31"> </text:span><text:span text:style-name="T23">intuitive-concrete approaches and strategies and moving to</text:span><text:span text:style-name="T31"> </text:span><text:span text:style-name="T23">the more abstract approaches. </text:span></text:p>
        </text:list-item>
        <text:list-item>
          <text:p text:style-name="P45"><text:span text:style-name="T23">Focus on using mistakes to unpack difficulties, misconceptions, and reasoning. Support interactivity that encourages students to </text:span><text:span text:style-name="T26">understand</text:span><text:span text:style-name="T23"> that making mistakes and learning from such mistakes </text:span><text:span text:style-name="T25">are parts of the learning process.</text:span></text:p>
        </text:list-item>
        <text:list-item>
          <text:p text:style-name="P32"><text:span text:style-name="T23">The starting point matters,</text:span><text:span text:style-name="T31"> </text:span><text:span text:style-name="T23">in the lens of the Equity Principle (NCTM 2000), because a</text:span><text:span text:style-name="T31"> </text:span><text:span text:style-name="T23">starting point that allows all students to enter into the discussion</text:span><text:span text:style-name="T31"> </text:span><text:span text:style-name="T23">of the mathematics affords students better opportunities</text:span><text:span text:style-name="T31"> </text:span><text:span text:style-name="T23">to engage with the mathematical learning and</text:span><text:span text:style-name="T31"> </text:span><text:span text:style-name="T23">its progression</text:span></text:p>
        </text:list-item>
        <text:list-item>
          <text:p text:style-name="P32"><text:span text:style-name="T27">I</text:span><text:span text:style-name="T23">n order for students to work seriously on a task, it must offer students the</text:span><text:span text:style-name="T31"> </text:span><text:span text:style-name="T23">chance to use skills and knowledge they already possess.</text:span></text:p>
        </text:list-item>
        <text:list-item>
          <text:p text:style-name="P32"><text:span text:style-name="T12">O</text:span>bserve and question students to <text:span text:style-name="T12">d</text:span>iagnose strengths and weaknesses to determine where they are</text:p>
        </text:list-item>
        <text:list-item>
          <text:p text:style-name="P32"><text:span text:style-name="T27">observ</text:span><text:span text:style-name="T23">e </text:span><text:span text:style-name="T27">and take </text:span><text:span text:style-name="T23">notes of students’ strategies, their difficulties,</text:span><text:span text:style-name="T31"> </text:span><text:span text:style-name="T23">and what they are able to do. </text:span></text:p>
        </text:list-item>
        <text:list-item>
          <text:p text:style-name="P51">People can categorize problems without completely formulating them for solution. If the category is to be used to cue a schema for formulating a problem, the schema must be retrieved before formulation is complete.</text:p>
        </text:list-item>
        <text:list-item>
          <text:p text:style-name="P51">People have a body of information about each problem type which is potentially useful in formulating problems of that type for solutions... directing attention to important problem elements, making relevance judgments, retrieving information concerning relevant equations, etc.</text:p>
        </text:list-item>
        <text:list-item>
          <text:p text:style-name="P51">People use category identifications to formulate problems in the course of actually solving them. (Hinsley et al.,)</text:p>
        </text:list-item>
        <text:list-item>
          <text:p text:style-name="P32"><text:span text:style-name="T33">P</text:span>rovide hints as needed Help students past blockages</text:p>
        </text:list-item>
        <text:list-item>
          <text:p text:style-name="P47">When a student’s application of an algorithm yields an incorrect answer, look closely at what the student has done, and locate the trouble spot. Relate<text:span text:style-name="T5"> to the use of content within the students' own knowledge and experience </text:span></text:p>
        </text:list-item>
        <text:list-item>
          <text:p text:style-name="P45"><text:span text:style-name="T23">Progressively formalize the mathematics from students’</text:span><text:span text:style-name="T31"> </text:span><text:span text:style-name="T23">concrete strategies to abstract strategies. If students do</text:span><text:span text:style-name="T31"> </text:span><text:span text:style-name="T23">not discover a strategy of value that can bridge current</text:span><text:span text:style-name="T31"> </text:span><text:span text:style-name="T23">knowledge and new learning, then the teacher has the</text:span><text:span text:style-name="T31"> </text:span><text:span text:style-name="T23">right to introduce that strategy skillfully to move students</text:span><text:span text:style-name="T31"> </text:span><text:span text:style-name="T23">forward.</text:span></text:p>
        </text:list-item>
        <text:list-item>
          <text:p text:style-name="P45"><text:span text:style-name="T23">The teacher should present alternative methods to</text:span><text:span text:style-name="T31"> </text:span><text:span text:style-name="T23">resolve the mathematical problem or task—those that</text:span><text:span text:style-name="T31"> </text:span><text:span text:style-name="T23">“have not been suggested by students</text:span></text:p>
        </text:list-item>
        <text:list-item>
          <text:p text:style-name="P49">The use of tasks within pedagogy of sense making and mathematically complex.</text:p>
        </text:list-item>
        <text:list-item>
          <text:p text:style-name="P47"><text:span text:style-name="T27">M</text:span><text:span text:style-name="T23">onitor the mathematical language and accuracy</text:span><text:span text:style-name="T31"> </text:span><text:span text:style-name="T23">of the mathematics to help sequence the whole-class share</text:span><text:span text:style-name="T31"> </text:span><text:span text:style-name="T23">phase.</text:span></text:p>
        </text:list-item>
        <text:list-item>
          <text:p text:style-name="P49">Provide time for individual and private reflections on what was learned at the end of the sequence of progressively formalized and connected learning episodes. Part of this can be assignments to help students reinforce, elaborate, and extend understanding.</text:p>
        </text:list-item>
      </text:list>
      <text:p text:style-name="P27">Build Mental Schemas – network of connections – <text:span text:style-name="T35">focus on concepts</text:span></text:p>
      <text:list xml:id="list91608836158879" text:continue-numbering="true" text:style-name="L20">
        <text:list-item>
          <text:p text:style-name="P49"><text:soft-page-break/>Focus on structure: What are the big containers into which these ruminations can be housed? - Fundamental<text:span text:style-name="T35"> and Powerful Concepts</text:span></text:p>
        </text:list-item>
        <text:list-item>
          <text:p text:style-name="P49"><text:span text:style-name="T22">A</text:span>llow students to treat the situation as problematic,<text:span text:style-name="T30"> </text:span>as something they need to think about rather than<text:span text:style-name="T30"> </text:span>a prescription they need to follow.</text:p>
        </text:list-item>
        <text:list-item>
          <text:p text:style-name="P32"><text:span text:style-name="T12">Facilitate making </text:span>connections. <text:span text:style-name="T12">Ask </text:span>‘What is the connection between … and …?' create an <text:span text:style-name="T12">e</text:span>nvironment in which students can sift through the mass of facts and begin to perceive pathways of interconnectedness.</text:p>
        </text:list-item>
        <text:list-item>
          <text:p text:style-name="P47">Provide scaffolding for difficult problems (e.g., break them into smaller and simpler problems, give hints about possible strategies, or provide partial solutions)</text:p>
        </text:list-item>
        <text:list-item>
          <text:p text:style-name="P32">Provide problem extensions as needed </text:p>
        </text:list-item>
        <text:list-item>
          <text:p text:style-name="P32">Challenge early finishers to generalize</text:p>
        </text:list-item>
        <text:list-item>
          <text:p text:style-name="P47">Make connections between related concepts</text:p>
        </text:list-item>
        <text:list-item>
          <text:p text:style-name="P47">Having students summarize in their own works what a problem or teacher is asking them to solve – <text:span text:style-name="T22">use SEEI</text:span>.</text:p>
        </text:list-item>
        <text:list-item>
          <text:p text:style-name="P47">Create a glossary of the most important ideas you learn in each subject you study – <text:span text:style-name="T35">cumulative review</text:span></text:p>
        </text:list-item>
      </text:list>
      <text:p text:style-name="P27">Develop Intellectual Perseverance or Grit</text:p>
      <text:list xml:id="list91608841163835" text:continue-numbering="true" text:style-name="L20">
        <text:list-item>
          <text:p text:style-name="P50">Do not remove the mathematical complexities of the problem. Do not break down the problem so that students will not have to struggle productively to generate understanding.</text:p>
        </text:list-item>
        <text:list-item>
          <text:p text:style-name="P45"><text:span text:style-name="T25">.</text:span><text:span text:style-name="T8">Require students who obtain a solution Require students to look over their work to "answer the question" and make sure it makes sens</text:span></text:p>
        </text:list-item>
        <text:list-item>
          <text:p text:style-name="P46"><text:span text:style-name="T23">Provide the space and opportunity for students to explore the mathematics by “posing problems that are within students’ reach, allowing them to struggle to </text:span><text:span text:style-name="T28">f</text:span><text:span text:style-name="T23">ind solutions and then examining the methods they have used.</text:span></text:p>
        </text:list-item>
        <text:list-item>
          <text:p text:style-name="P46"><text:span text:style-name="T23">Allow time for students to explore the messiness</text:span><text:span text:style-name="T31"> </text:span><text:span text:style-name="T23">of the problem, generate conjectures, and build understanding. This phase is akin to Pólya’s (1945) “devise a</text:span><text:span text:style-name="T31"> </text:span><text:span text:style-name="T23">plan” and “carry out the plan” approach. Students are engaged</text:span><text:span text:style-name="T31"> </text:span><text:span text:style-name="T23">in solving and resolving problems.</text:span></text:p>
        </text:list-item>
        <text:list-item>
          <text:p text:style-name="P46"><text:span text:style-name="T23">The idea is not to</text:span><text:span text:style-name="T31"> </text:span><text:span text:style-name="T23">provide hints or feedback that remove the mathematical</text:span><text:span text:style-name="T31"> </text:span><text:span text:style-name="T23">complexity, mathematical struggle, or the intended cognitive</text:span><text:span text:style-name="T31"> </text:span><text:span text:style-name="T23">engagement.</text:span></text:p>
        </text:list-item>
        <text:list-item>
          <text:p text:style-name="P50">Closure: Mathematical understanding develops over time through articulated and coherent “mathematical struggle”</text:p>
          <text:p text:style-name="P50">negotiated in small steps:</text:p>
          <text:p text:style-name="P48"/>
          <text:p text:style-name="P32"/>
        </text:list-item>
      </text:list>
      <text:p text:style-name="P5"/>
      <text:p text:style-name="P5">From this approach, I see small group and individual coaching as one key to effective learning. Spending most of my time coaching students, on the sidelines, listening to their questions and observing, and providing feedback on the sort of thinking they are engaged in at any time. Students like athletes must master the fundamentals though constant feedback and coaching. Later, they learn the fundamentals of the game and can perform with less and less coaching over time. In the same way, if students were to learn the mathematics game, they must learn the fundamentals of good thinking and practice over and over through math problems. As a teacher, you can give students tons of information about content, but few are able to use it in a meaningful way.</text:p>
      <text:p text:style-name="P5">In tutoring some coaching involves modeling the type of thinking that we want to inculcate within our students. In most cases students are not aware of how skilled problem solvers or math students work. Rather, they see math teachers work problems that they have already mastered and may have worked over and over for students for a period of years. As Paul and Elder (2007) contend: Students rarely, hear teachers say such things as:</text:p>
      <text:p text:style-name="P7">“<text:span text:style-name="T1">I don't know the answer to that, but let's think through this problem together, realizing that we don't perhaps have all the relevant information we would need to solve the problem.” Or, ...yesterday I became a victim of what <text:s/>is a common problem with thinking. We often go with our immediate response rather than taking time tot think something through.”</text:span></text:p>
      <text:p text:style-name="P5">Rather, it is important to model disciplined thinking and the approach that experienced problem solvers use. This entails not only thinking aloud in front of students, but explicitly using the language of critical thinking as we work through problems. Paul and Elder in How to Improve Student Learning (2007) provide examples in modeling disciplined thinking such as:</text:p>
      <text:p text:style-name="P5">Focusing on purpose and question “if I had to solve a problem like this, I would first make clear what my main purpose is as well as the precise question I am trying to solve. So let’s take a couple of minute to to that...”focusing on concepts “I realize that it is import to understand how concepts are used. I therefore want to clarify the key concepts in the problem. Let's thin about what they mean and how concept x has been used.</text:p>
      <text:p text:style-name="P5">Focusing on clarity I always want to be clear about the issue/problem I am dealing with, When I am unclear about the problem, I focus on clarifying the question – either bey re-expressing the question in my own mind or . I figure out what I understand and what I don't understand about the problem solving – focusing on relevance and precision – whenever I am reasoning through a problem, I want to make sure I use information relevant to the problem. I do this by writing out the <text:soft-page-break/>question at hand as precisely as possible and then writing down the information I am using in thinking through the problem. In this way I can check to make the information is relevant to the precise problem I am dealing with.</text:p>
      <text:p text:style-name="P7"><text:span text:style-name="T1">Special effort is made to help students gain an understanding that learning mathematics is more related to effort than to ability. Thus, students are coached to develop intellectual perseverance, confidence in reasoning, and autonomy. Note that these traits are all characteristics of good coaching whether in the classroom or sports. The problem solving processes employed within the FACT model should be seen as dynamic, non-linear and flexible. FACT applies problem-solving strategies through critical thinking within the context of specific subject areas (</text:span><text:span text:style-name="Emphasis"><text:span text:style-name="T1">not</text:span></text:span><text:span text:style-name="T1"> as a topic separate from academic content) and, ideally, within the context of authentic activities. Learning critical thinking and specific problem-solving strategies will enable students to deal more effectively with most types of mathematical problems and enhance their reasoning skills in other subjects. As students develop and refine their own repertoire of learning strategies, math coaches highlight or concentrate on a particular strategy, and discuss aspects and application of the strategy, The following are proven methods that are used by MC</text:span><text:span text:style-name="T36">2</text:span><text:span text:style-name="T1"> in tutoring sessions: strategies</text:span> <text:span text:style-name="T1">vary from those that are very general to others that provide specific procedures.</text:span></text:p>
      <text:p text:style-name="P7"><text:span text:style-name="T1">Most problem solvers prefer to follow more detailed instructions. For example, the strategy “represent your problem differently” or “d</text:span><text:span text:style-name="T34">raw a visual representation of the problem” </text:span><text:span text:style-name="T1">only gives a very general and seemingly vague direction for solving problems. In contrast “produce a graph” or “draw a histogram” on the other hand gives specific instructions and often deny students the opportunity to develop mental models of the problem at hand. Consider, most math textbooks explicitly provide detailed steps for deriving a solution, such as, (a) draw a histogram...(b) describe the distribution of the data...(c) compute the mean and median of the data...(d) describe how parts (b) and (c) are related. To follow the directions “draw a histogram” to “describe how parts are related” requires procedural knowledge from knowing how to draw a histogram, compute median and mean, and either an understand or memorized nature of the relationships involved. However, such specificity is generally not provided in real problem solving context. As Donald Blais (1988) states: traditional teaching in mathematics that involves giving students a maximum of explanation implies the creation of a listener-follower role for students. Such a role, according to Blais, contributes to dependence, fosters the growth of learned helplessness, and encourages students to memorize information instead of constructing robust knowledge structures. The</text:span> <text:span text:style-name="T1">more general strategy “draw a diagram” provides students the opportunity to explore their own understandings as they begin to “think through the problem.” Here students have the freedom to create their own understanding. It is important that students ultimately use the histogram, in the case that it best represents the problem.</text:span></text:p>
      <text:p text:style-name="P6">One approach for assisting students in developing appropriate conclusions, developed by John Tiong, Centre for Research in Pedagogy and Practice, National Institute of Education, Nanyang Technological University, Singapore, is to construct a hierarchy of representations, by no means exhaustive, according to their specificity.  Using the example in the previous paragraph, Figure 2 depicts one simple approach for “representations”, Tiong asserts that “we can still add in more representations into the hierarchy, such as “manipulative” into the second level, “pie chart” into the third level, and so on.” Here we are just trying to get a rough idea of how a hierarchy of approaches can be viewed. Certainly, it is not possible to develop a limitless number of hierarchical diagrams for problem solving, but it is important to note that “use diagram”, “use equation” and “draw table” can help provide students and teachers with a general strategy for approaching representations. Figure 2 is only part of the whole hierarchy of heuristics for representations.</text:p>
      <text:p text:style-name="P10"/>
      <text:p text:style-name="P6">Heuristics on the top of the hierarchy are just very basic and general ideas that can be applied to most problems. These ideas can be further broken downward to make them more specific, making them easier to follow and apply to problems. However by doing so, we have restricted the applicability of the heuristics to only a specific few types of problems. Besides that, specific heuristics require less of problem solvers’ interpretation and intuition or creativity. As we can see in Figure 2, the “heuristics” at the bottom of the Histogram Bar chart Matrix Equation Table hierarchy are pointing us to topics that we learn in mathematics lessons that come with a lot of procedures and rules governing how to create and manipulate them. After all, we can see mathematics as a big collection of tools or “representations” in which we use to solve problems</text:p>
      <text:p text:style-name="P4"/>
      <text:p text:style-name="P4"/>
      <text:p text:style-name="P4"/>
      <text:p text:style-name="P4"/>
      <text:p text:style-name="P4"/>
      <text:p text:style-name="P4"><text:soft-page-break/></text:p>
      <text:p text:style-name="P8"/>
      <text:p text:style-name="P1"><draw:line text:anchor-type="paragraph" draw:z-index="1" draw:style-name="gr2" draw:text-style-name="P52" svg:x1="3.3272in" svg:y1="0.5047in" svg:x2="4.5669in" svg:y2="1.7858in"><text:p/></draw:line><draw:rect text:anchor-type="paragraph" draw:z-index="4" draw:style-name="gr5" draw:text-style-name="P52" svg:width="1.1252in" svg:height="0.3024in" svg:x="4.2957in" svg:y="1.8484in"><text:p text:style-name="P52">Symbol</text:p></draw:rect><draw:line text:anchor-type="paragraph" draw:z-index="5" draw:style-name="gr2" draw:text-style-name="P52" svg:x1="2.2957in" svg:y1="2.2752in" svg:x2="1.3791in" svg:y2="3.3898in"><text:p/></draw:line><draw:line text:anchor-type="paragraph" draw:z-index="6" draw:style-name="gr2" draw:text-style-name="P52" svg:x1="2.3689in" svg:y1="2.2756in" svg:x2="3.0669in" svg:y2="3.3067in"><text:p/></draw:line><draw:rect text:anchor-type="paragraph" draw:z-index="8" draw:style-name="gr5" draw:text-style-name="P52" svg:width="1.1567in" svg:height="0.4276in" svg:x="2.8791in" svg:y="3.3071in"><text:p text:style-name="P52">Bar Chart</text:p></draw:rect><draw:rect text:anchor-type="paragraph" draw:z-index="9" draw:style-name="gr5" draw:text-style-name="P52" svg:width="1.7087in" svg:height="0.5213in" svg:x="2.6083in" svg:y="-0.0161in"><text:p text:style-name="P52">Representation</text:p></draw:rect><draw:line text:anchor-type="paragraph" draw:z-index="10" draw:style-name="gr2" draw:text-style-name="P52" svg:x1="4.6291in" svg:y1="2.0571in" svg:x2="5.9728in" svg:y2="3.6197in"><text:p/></draw:line><draw:line text:anchor-type="paragraph" draw:z-index="11" draw:style-name="gr2" draw:text-style-name="P52" svg:x1="4.6811in" svg:y1="2.1508in" svg:x2="7.0039in" svg:y2="3.661in"><text:p/></draw:line><draw:rect text:anchor-type="paragraph" draw:z-index="12" draw:style-name="gr5" draw:text-style-name="P52" svg:width="0.9587in" svg:height="0.3961in" svg:x="4.4626in" svg:y="3.5256in"><text:p text:style-name="P52">Matrix</text:p></draw:rect><draw:rect text:anchor-type="paragraph" draw:z-index="13" draw:style-name="gr5" draw:text-style-name="P52" svg:width="0.7815in" svg:height="0.4276in" svg:x="5.6398in" svg:y="3.661in"><text:p text:style-name="P52">Equation</text:p></draw:rect><draw:rect text:anchor-type="paragraph" draw:z-index="14" draw:style-name="gr5" draw:text-style-name="P52" svg:width="0.9067in" svg:height="0.4378in" svg:x="6.7437in" svg:y="3.661in"><text:p text:style-name="P52">Table</text:p></draw:rect><draw:line text:anchor-type="paragraph" draw:z-index="15" draw:style-name="gr2" draw:text-style-name="P52" svg:x1="2.2957in" svg:y1="2.2752in" svg:x2="2.2957in" svg:y2="3.3378in"><text:p/></draw:line><draw:rect text:anchor-type="paragraph" draw:z-index="16" draw:style-name="gr5" draw:text-style-name="P52" svg:width="0.7295in" svg:height="0.3961in" svg:x="2.0043in" svg:y="3.3071in"><text:p text:style-name="P52">Graph</text:p></draw:rect><draw:line text:anchor-type="paragraph" draw:z-index="17" draw:style-name="gr2" draw:text-style-name="P52" svg:x1="4.6811in" svg:y1="2.1508in" svg:x2="4.9622in" svg:y2="3.526in"><text:p/></draw:line></text:p>
      <text:p text:style-name="P2"><draw:rect text:anchor-type="paragraph" draw:z-index="18" draw:style-name="gr6" draw:text-style-name="P52" svg:width="1.0524in" svg:height="0.3335in" svg:x="-0.4854in" svg:y="0.0736in"><text:p text:style-name="P52">General</text:p></draw:rect></text:p>
      <text:p text:style-name="P2"><draw:line text:anchor-type="paragraph" draw:z-index="2" draw:style-name="gr3" draw:text-style-name="P52" svg:x1="3.3272in" svg:y1="0.122in" svg:x2="2.2543in" svg:y2="1.5075in"><text:p/></draw:line></text:p>
      <text:p text:style-name="P2"/>
      <text:p text:style-name="P2"><draw:line text:anchor-type="paragraph" draw:z-index="0" draw:style-name="gr1" draw:text-style-name="P52" svg:x1="0.6689in" svg:y1="-0.6874in" svg:x2="0.6898in" svg:y2="3.3854in"><text:p/></draw:line></text:p>
      <text:p text:style-name="P2"/>
      <text:p text:style-name="P2"/>
      <text:p text:style-name="P2"/>
      <text:p text:style-name="P2"/>
      <text:p text:style-name="P2"><draw:rect text:anchor-type="paragraph" draw:z-index="3" draw:style-name="gr4" draw:text-style-name="P52" svg:width="0.9587in" svg:height="0.3858in" svg:x="1.8689in" svg:y="0.1882in"><text:p text:style-name="P52">Diagram</text:p></draw:rect></text:p>
      <text:p text:style-name="P2"/>
      <text:p text:style-name="P2"/>
      <text:p text:style-name="P2"/>
      <text:p text:style-name="P2"/>
      <text:p text:style-name="P2"/>
      <text:p text:style-name="P2"/>
      <text:p text:style-name="P2"/>
      <text:p text:style-name="P2"><draw:rect text:anchor-type="paragraph" draw:z-index="7" draw:style-name="gr5" draw:text-style-name="P52" svg:width="0.948in" svg:height="0.426in" svg:x="0.8165in" svg:y="0.1618in"><text:p text:style-name="P52">Histogram</text:p></draw:rect></text:p>
      <text:p text:style-name="P2"/>
      <text:p text:style-name="P2"><draw:rect text:anchor-type="paragraph" draw:z-index="19" draw:style-name="gr6" draw:text-style-name="P52" svg:width="1.1252in" svg:height="0.3335in" svg:x="-0.5583in" svg:y="0.078in"><text:p text:style-name="P52">Specific</text:p></draw:rect></text:p>
      <text:p text:style-name="P2"/>
      <text:p text:style-name="P3"><text:tab/><text:tab/>Figure 1: An example of hierarchy of representations for problem-solving</text:p>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erif" svg:font-family="'Georgia\,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5T14:06:11.733000000</meta:creation-date>
    <dc:date>2014-06-05T09:16:08.678000000</dc:date>
    <meta:editing-duration>P0D</meta:editing-duration>
    <meta:editing-cycles>2</meta:editing-cycles>
    <meta:generator>LibreOffice/4.1.4.2$Windows_x86 LibreOffice_project/0a0440ccc0227ad9829de5f46be37cfb6edcf72</meta:generator>
    <meta:document-statistic meta:table-count="0" meta:image-count="0" meta:object-count="0" meta:page-count="8" meta:paragraph-count="127" meta:word-count="4351" meta:character-count="26740" meta:non-whitespace-character-count="22539"/>
  </office:meta>
</office:document-meta>
</file>